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2" style:family="table-cell" style:parent-style-name="Pourcentage" style:data-style-name="N13"/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ext-properties style:font-name="Arial1" style:font-name-asian="Arial1" style:font-name-complex="Arial1" fo:font-size="8pt" style:font-size-asian="8pt" style:font-size-complex="8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27" style:family="table-cell" style:parent-style-name="Percent" style:data-style-name="N13"/>
    <style:style style:name="ce28" style:family="table-cell" style:parent-style-name="Percent" style:data-style-name="N36"/>
    <style:style style:name="ce29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Percent" style:data-style-name="N0"/>
    <style:style style:name="ce32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33" style:family="table-cell" style:parent-style-name="Default" style:data-style-name="N2"/>
    <style:style style:name="ce34" style:family="table-cell" style:parent-style-name="Default" style:data-style-name="N37"/>
    <style:style style:name="ce3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5.875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35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36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36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10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0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150" table:style-name="ce1">
            <text:p>150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35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ivider ratio</text:p>
          </table:table-cell>
          <table:table-cell office:value-type="float" office:value="16.666666666666671" table:formula="of:=[.B22]/[.B24]" table:style-name="ce14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1</text:p>
          </table:table-cell>
          <table:table-cell office:value-type="float" office:value="6.5999999999999988" table:formula="of:=[.B26]/[.B25]" table:style-name="ce15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36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3">
            <text:p>Vin max</text:p>
          </table:table-cell>
          <table:table-cell office:value-type="float" office:value="56.525806451612901" table:formula="of:=[.B24]*([.B29]+[.B30])/[.B30]" table:style-name="ce15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diss</text:p>
          </table:table-cell>
          <table:table-cell office:value-type="float" office:value="30.086316337148801" table:formula="of:=[.B31]*[.B31]/([.B30]+[.B29])" table:style-name="ce14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bcountsADC</text:p>
          </table:table-cell>
          <table:table-cell office:value-type="float" office:value="4096" table:formula="of:=2^[.B17]" table:style-name="ce1">
            <text:p>409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13.800245715725806" table:formula="of:=[.B31]/[.B33]*1000" table:style-name="ce14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Mesure courant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13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shunt</text:p>
          </table:table-cell>
          <table:table-cell office:value-type="float" office:value="6" table:style-name="ce1">
            <text:p>6</text:p>
          </table:table-cell>
          <table:table-cell office:value-type="string" table:style-name="ce16">
            <text:p>m<text:span text:style-name="T3">Ω</text:span></text:p>
          </table:table-cell>
          <table:table-cell office:value-type="string" table:style-name="ce3">
            <text:p>Coisi pour un bon ratio entre Vshunt et Pshunt</text:p>
          </table:table-cell>
          <table:table-cell office:value-type="string" table:style-name="ce17">
            <text:p>WSL20106L000FEA18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Vshunt</text:p>
          </table:table-cell>
          <table:table-cell office:value-type="float" office:value="60" table:formula="of:=[.B40]*[.B39]" table:style-name="ce14">
            <text:p>6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shunt</text:p>
          </table:table-cell>
          <table:table-cell office:value-type="float" office:value="600" table:formula="of:=[.B41]*[.B39]" table:style-name="ce14">
            <text:p>60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Amp gain max</text:p>
          </table:table-cell>
          <table:table-cell office:value-type="float" office:value="55" table:formula="of:=3.3/[.B41]*1000" table:style-name="ce1">
            <text:p>55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1">
            <text:p>100</text:p>
          </table:table-cell>
          <table:table-cell office:value-type="string" table:style-name="ce18">
            <text:p>Ω</text:p>
          </table:table-cell>
          <table:table-cell office:value-type="string" table:style-name="ce3">
            <text:p>Résistance gain LTC6101, high side (set for 1mA output current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R2</text:p>
          </table:table-cell>
          <table:table-cell office:value-type="float" office:value="5.0999999999999996" table:formula="of:=[.B45]*[.B44]/1000" table:style-name="ce1">
            <text:p>5,1</text:p>
          </table:table-cell>
          <table:table-cell office:value-type="string" table:style-name="ce18">
            <text:p>kΩ</text:p>
          </table:table-cell>
          <table:table-cell office:value-type="string" table:style-name="ce3">
            <text:p>Résistance gain LTC6101, low si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Vmeas max</text:p>
          </table:table-cell>
          <table:table-cell office:value-type="float" office:value="3.06" table:formula="of:=[.B44]*[.B41]/1000" table:style-name="ce1">
            <text:p>3,06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2.6328890931372548" table:formula="of:=[.B24]/[.B33]*([.B39]/[.B47])*1000" table:style-name="ce15">
            <text:p>2,6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L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19">
            <text:p><text:span text:style-name="T4">Δ</text:span>I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1">
            <text:p>Vin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Vout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Ton</text:p>
          </table:table-cell>
          <table:table-cell office:value-type="float" office:value="2.2222222222222223" table:formula="of:=([.B58])*1/([.B18]/1000)" table:style-name="ce1">
            <text:p>2,222222222</text:p>
          </table:table-cell>
          <table:table-cell office:value-type="string" table:style-name="ce1">
            <text:p>µs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Toff</text:p>
          </table:table-cell>
          <table:table-cell office:value-type="float" office:value="4.4444444444444446" table:formula="of:=1/[.B18]*1000-[.B56]" table:style-name="ce1">
            <text:p>4,444444444</text:p>
          </table:table-cell>
          <table:table-cell office:value-type="string" table:style-name="ce1">
            <text:p>µs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DutyCycle</text:p>
          </table:table-cell>
          <table:table-cell office:value-type="percentage" office:value="0.33333333333333331" table:formula="of:=[.B55]/[.B54]" table:style-name="ce22">
            <text:p>33%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Lmin</text:p>
          </table:table-cell>
          <table:table-cell office:value-type="float" office:value="76.19047619047619" table:formula="of:=(([.B54]-[.B55])/([.B53]/1000))*[.B56]" table:style-name="ce1">
            <text:p>76,19047619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Lchose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office:value-type="string" table:style-name="ce17">
            <text:p>1140-121K-RC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DC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ΔI</text:p>
          </table:table-cell>
          <table:table-cell office:value-type="float" office:value="444.44444444444446" table:formula="of:=(([.B54]-[.B55])/[.B61]*1000)*[.B56]" table:style-name="ce1">
            <text:p>444,4444444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2"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Cin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2"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23">
            <text:p>C</text:p>
          </table:table-cell>
          <table:table-cell office:value-type="float" office:value="100" table:style-name="ce23">
            <text:p>100</text:p>
          </table:table-cell>
          <table:table-cell office:value-type="string" table:style-name="ce23">
            <text:p>uF</text:p>
          </table:table-cell>
          <table:table-cell table:style-name="ce23"/>
          <table:table-cell office:value-type="string" table:style-name="ce24">
            <text:p>EEVFK1K101Q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Irms</text:p>
          </table:table-cell>
          <table:table-cell office:value-type="float" office:value="50" table:style-name="ce23">
            <text:p>50</text:p>
          </table:table-cell>
          <table:table-cell office:value-type="string" table:style-name="ce23">
            <text:p>mA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23">
            <text:p>ESR</text:p>
          </table:table-cell>
          <table:table-cell office:value-type="float" office:value="320" table:style-name="ce23">
            <text:p>320</text:p>
          </table:table-cell>
          <table:table-cell office:value-type="string" table:style-name="ce1">
            <text:p>mΩ</text:p>
          </table:table-cell>
          <table:table-cell table:style-name="ce7"/>
          <table:table-cell table:number-columns-repeated="16380" table:style-name="ce1"/>
        </table:table-row>
        <table:table-row table:number-rows-repeated="2" table:style-name="ro2">
          <table:table-cell table:style-name="ce7"/>
          <table:table-cell table:number-columns-repeated="2" table:style-name="ce23"/>
          <table:table-cell table:style-name="ce7"/>
          <table:table-cell table:number-columns-repeated="16380" table:style-name="ce1"/>
        </table:table-row>
        <table:table-row table:style-name="ro3">
          <table:table-cell table:number-columns-repeated="4" table:style-name="ce7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Cout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Δ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Desired ripple voltage at the out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2.9629629629629632" table:formula="of:=[.B63]*(1/[.B18])*0.5/[.B79]" table:style-name="ce15">
            <text:p>3,0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C</text:p>
          </table:table-cell>
          <table:table-cell office:value-type="float" office:value="9.4" table:formula="of:=4.7*2" table:style-name="ce1">
            <text:p>9,4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office:value-type="string" table:style-name="ce1">
            <text:p>100ZLJ220M12.5X25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ESR C choisi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1">
            <text:p>C'est le plus petit condo en stock avec le bon Irms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Δvout réel</text:p>
          </table:table-cell>
          <table:table-cell office:value-type="float" office:value="0.35760441292356188" table:formula="of:=([.B63]/10^6)*[.B82]+(([.B63]/1000)*(1/[.B18])*0.5)/([.B81]/1000)" table:style-name="ce1">
            <text:p>0,35760441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 table:style-name="ce1"/>
        </table:table-row>
        <table:table-row table:number-rows-repeated="4"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MO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4">
            <text:p>Rds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26">
            <text:p>IRFB4115PB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Qc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C</text:p>
          </table:table-cell>
          <table:table-cell office:value-type="string" table:style-name="ce3">
            <text:p>Gate char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max</text:p>
          </table:table-cell>
          <table:table-cell office:value-type="percentage" office:value="0.66666666666666663" table:formula="of:=24/36" table:style-name="ce27">
            <text:p>67%</text:p>
          </table:table-cell>
          <table:table-cell table:style-name="ce1"/>
          <table:table-cell office:value-type="string" table:style-name="ce3">
            <text:p>Max duty cycle (Vin=36V, vout=24V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I(av)</text:p>
          </table:table-cell>
          <table:table-cell office:value-type="float" office:value="6" table:formula="of:=[.B93]*[.B13]" table:style-name="ce28">
            <text:p>6,0</text:p>
          </table:table-cell>
          <table:table-cell office:value-type="string" table:style-name="ce1">
            <text:p>A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9">
            <text:p>Pstat</text:p>
          </table:table-cell>
          <table:table-cell office:value-type="float" office:value="0.39600000000000002" table:formula="of:=[.B94]*[.B94]*[.B91]/1000" table:style-name="ce1">
            <text:p>0,39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(Duty(mos)*Iout)²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Pdyn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A<text:s/></text:span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C</text:span></text:p>
          </table:table-cell>
          <table:table-cell office:value-type="float" office:value="0.9" table:formula="of:=0.4+0.5" table:style-name="ce1">
            <text:p>0,9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sink, greas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Tj</text:p>
          </table:table-cell>
          <table:table-cell office:value-type="float" office:value="49.552" table:formula="of:=25+[.B97]*[.B95]" table:style-name="ce14">
            <text:p>50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Diod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Dmin</text:p>
          </table:table-cell>
          <table:table-cell office:value-type="percentage" office:value="0.25" table:formula="of:=12/48" table:style-name="ce27">
            <text:p>25%</text:p>
          </table:table-cell>
          <table:table-cell table:style-name="ce1"/>
          <table:table-cell office:value-type="string" table:style-name="ce3">
            <text:p>Min duty cycle (Vin=48V, Vout=12V)</text:p>
          </table:table-cell>
          <table:table-cell office:value-type="string" table:style-name="ce1">
            <text:p>STPS30L60C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If(av)</text:p>
          </table:table-cell>
          <table:table-cell office:value-type="float" office:value="6.75" table:formula="of:=[.B13]*(1-[.B104])" table:style-name="ce31">
            <text:p>6,75</text:p>
          </table:table-cell>
          <table:table-cell office:value-type="string" table:style-name="ce1">
            <text:p>A</text:p>
          </table:table-cell>
          <table:table-cell office:value-type="string" table:style-name="ce3">
            <text:p>Average forward 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2">
            <text:p>Vf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Forward voltage @ I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9">
            <text:p>Pstat</text:p>
          </table:table-cell>
          <table:table-cell office:value-type="float" office:value="2.8389506172839507" table:formula="of:=[.B105]*[.B106]/1000+0.02*[.B63]*[.B63]/10^6" table:style-name="ce33">
            <text:p>2,8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 = Vf x IF(AV)+ 0.02 x IF²(RM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0">
            <text:p>R<text:span text:style-name="T5">θJA<text:s/></text:span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, for 2,5cm² 35µ copper area, D²PAK</text:p>
          </table:table-cell>
          <table:table-cell office:value-type="string" table:style-name="ce1">
            <text:p>(35°C/W for 7,5cm² copper)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Tj</text:p>
          </table:table-cell>
          <table:table-cell office:value-type="float" office:value="138.55802469135801" table:formula="of:=25+[.B108]*[.B107]" table:style-name="ce14">
            <text:p>139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Cj</text:p>
          </table:table-cell>
          <table:table-cell office:value-type="float" office:value="0.6" table:style-name="ce1">
            <text:p>0,6</text:p>
          </table:table-cell>
          <table:table-cell office:value-type="string" table:style-name="ce1">
            <text:p>nF</text:p>
          </table:table-cell>
          <table:table-cell office:value-type="string" table:style-name="ce3">
            <text:p>Junction capacitance @ 30V reverse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35">
            <text:p>Pertes statiqu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Diode</text:p>
          </table:table-cell>
          <table:table-cell office:value-type="float" office:value="2.8389506172839507" table:formula="of:=[.B107]" table:style-name="ce33">
            <text:p>2,84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MOS</text:p>
          </table:table-cell>
          <table:table-cell office:value-type="float" office:value="0.39600000000000002" table:formula="of:=[.B95]" table:style-name="ce33">
            <text:p>0,4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Current sense</text:p>
          </table:table-cell>
          <table:table-cell office:value-type="float" office:value="0.6" table:formula="of:=[.B42]/1000" table:style-name="ce33">
            <text:p>0,6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oltage sense</text:p>
          </table:table-cell>
          <table:table-cell office:value-type="float" office:value="6.0172632674297601E-2" table:formula="of:=2*[.B32]/1000" table:style-name="ce33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L</text:p>
          </table:table-cell>
          <table:table-cell office:value-type="float" office:value="2.2679999999999998" table:formula="of:=[.B62]*[.B13]/1000*[.B13]" table:style-name="ce33">
            <text:p>2,27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²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</text:p>
          </table:table-cell>
          <table:table-cell office:value-type="float" office:value="8.8888888888888892E-2" table:formula="of:=[.B82]*[.B63]*[.B63]/10^9" table:style-name="ce33">
            <text:p>0,09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²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onso µC</text:p>
          </table:table-cell>
          <table:table-cell office:value-type="float" office:value="1" table:style-name="ce33">
            <text:p>1,0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Total static</text:p>
          </table:table-cell>
          <table:table-cell office:value-type="float" office:value="7.252012138847137" table:formula="of:=SUM([.B114:.B120])" table:style-name="ce33">
            <text:p>7,2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Static Eff</text:p>
          </table:table-cell>
          <table:table-cell office:value-type="percentage" office:value="0.96500872505889734" table:formula="of:=[.B10]/([.B122]+[.B10])" table:style-name="ce34">
            <text:p>96,5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35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4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MOS</text:p>
          </table:table-cell>
          <table:table-cell office:value-type="float" office:value="0" table:formula="of:=[.B96]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Total dyn</text:p>
          </table:table-cell>
          <table:table-cell office:value-type="float" office:value="0" table:formula="of:=SUM([.B128:.B130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loss</text:p>
          </table:table-cell>
          <table:table-cell office:value-type="float" office:value="7.252012138847137" table:formula="of:=[.B132]+[.B122]" table:style-name="ce33">
            <text:p>7,2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eff</text:p>
          </table:table-cell>
          <table:table-cell office:value-type="percentage" office:value="0.96500872505889734" table:formula="of:=[.B10]/([.B133]+[.B10])" table:style-name="ce34">
            <text:p>96,5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40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1" style:font-name-asian="Arial1" style:font-name-complex="Arial1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1" style:font-name-asian="Arial1" style:font-name-complex="Arial1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/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User</dc:creator>
    <meta:creation-date>2020-10-07T15:59:49Z</meta:creation-date>
    <dc:date>2020-11-06T13:50:23Z</dc:date>
    <meta:editing-cycles>12</meta:editing-cycles>
    <meta:editing-duration>PT0S</meta:editing-duration>
  </office:meta>
</office:document-meta>
</file>